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641ef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8e467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0a2dc3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b95e6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0d88a6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0f816d" officeooo:paragraph-rsid="000f816d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0f816d" officeooo:paragraph-rsid="00114621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0f816d" officeooo:paragraph-rsid="0011c65f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0f816d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0a2dc3" officeooo:paragraph-rsid="000a2dc3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0b95e6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rsid="00123b7c" officeooo:paragraph-rsid="00123b7c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rsid="00123b7c" officeooo:paragraph-rsid="00125c36"/>
    </style:style>
    <style:style style:name="T1" style:family="text">
      <style:text-properties fo:font-weight="normal" officeooo:rsid="000d88a6" fo:background-color="transparent" loext:char-shading-value="0"/>
    </style:style>
    <style:style style:name="T2" style:family="text">
      <style:text-properties officeooo:rsid="00114621"/>
    </style:style>
    <style:style style:name="T3" style:family="text">
      <style:text-properties officeooo:rsid="00125c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31_450869985"/><text:span text:style-name="T1">python t</text:span><text:bookmark-start text:name="__DdeLink__33_450869985"/><text:span text:style-name="T1">rain.py</text:span> --config ../config/furuta_inverted_pendulum_force_rand.txt –output_dir ../output/20201019/furuta_force/rand –use_gpu --gpu_frac=0.6<text:bookmark-end text:name="__DdeLink__31_450869985"/><text:bookmark-end text:name="__DdeLink__33_450869985"/> &amp;</text:p>
      <text:p text:style-name="P2"/>
      <text:p text:style-name="P2"/>
      <text:p text:style-name="P2"/>
      <text:p text:style-name="P2"/>
      <text:p text:style-name="P2"/>
      <text:p text:style-name="P2">MJPL python visualize_iteration.py --job_path ../output/20201018/short_furuta_test/pid/inverted_pendulum_pid_H20_K500_depth250_ensemble3_18-10-2020_20-05-44 --iter_num 0 --view_live_mpe_plot</text:p>
      <text:p text:style-name="P3">MJPL python visualize_iteration.py --job_path ../output/20201018/short_furuta_test/pid/inverted_pendulum_pid_H20_K500_depth250_ensemble3_18-10-2020_18-03-59 --iter_num 0 --view_live_mpe_plot</text:p>
      <text:p text:style-name="P1">matplotlib <text:s text:c="12"/>2.1.2</text:p>
      <text:p text:style-name="P1"/>
      <text:p text:style-name="P1"/>
      <text:p text:style-name="P3"/>
      <text:p text:style-name="P11">save</text:p>
      <text:p text:style-name="P7">0.01 second</text:p>
      <text:p text:style-name="P4">MJPL python visualize_iteration.py --job_path /media/ashrising/2619822E48B88AD8/pddm/analysis_data/20201019/short_furuta_test/pid/inverted_pendulum_pid_H20_K500_depth250_ensemble3_19-10-2020_11-57-45 --iter_num 0 --view_live_mpe_plot</text:p>
      <text:p text:style-name="P4"/>
      <text:p text:style-name="P7">0.0<text:span text:style-name="T2">1</text:span> secind <text:span text:style-name="T2">same perturb</text:span></text:p>
      <text:p text:style-name="P10">MJPL python visualize_iteration.py --job_path /media/ashrising/2619822E48B88AD8/pddm/analysis_data/20201019/short_furuta_test/pid/inverted_pendulum_pid_H20_K500_depth250_ensemble3_20-10-2020_17-58-38 --iter_num 0 --view_live_mpe_plot</text:p>
      <text:p text:style-name="P10"/>
      <text:p text:style-name="P8">0.0<text:span text:style-name="T2">5</text:span> secind <text:span text:style-name="T2">same perturb</text:span></text:p>
      <text:p text:style-name="P9">MJPL python visualize_iteration.py --job_path /media/ashrising/2619822E48B88AD8/pddm/analysis_data/20201019/short_furuta_test/pid/inverted_pendulum_pid_H20_K500_depth250_ensemble3_20-10-2020_19-10-48 --iter_num 0 --view_live_mpe_plot</text:p>
      <text:p text:style-name="P8"/>
      <text:p text:style-name="P4"><text:soft-page-break/></text:p>
      <text:p text:style-name="P5">MJPL python visualize_iteration.py --job_path /media/ashrising/2619822E48B88AD8/pddm/analysis_data/20201019/short_furuta_test/pid/inverted_pendulum_pid_H20_K500_depth250_ensemble3_19-10-2020_11-57-45 --iter_num 0 –view_live_mpe_plot</text:p>
      <text:p text:style-name="P13">20201021</text:p>
      <text:p text:style-name="P13">add force 0.05s</text:p>
      <text:p text:style-name="P13">MJPL python visualize_iteration.py --job_path <text:bookmark-start text:name="__DdeLink__79_611111282"/>/media/ashrising/2619822E48B88AD8/pddm/analysis_data/20201020/short_furuta_test/pid/inverted_pendulum_pid_H20_K500_depth250_ensemble3_21-10-2020_15-24-39<text:bookmark-end text:name="__DdeLink__79_611111282"/> --iter_num 0 --view_live_mpe_plot</text:p>
      <text:p text:style-name="P14">add force 0.0<text:span text:style-name="T3">1</text:span>s</text:p>
      <text:p text:style-name="P14">MJPL python visualize_iteration.py --job_path <text:bookmark-start text:name="__DdeLink__79_6111112821"/>/media/ashrising/2619822E48B88AD8/pddm/analysis_data/20201020/short_furuta_test/pid/inverted_pendulum_pid_H20_K500_depth250_ensemble3_21-10-2020_16-19-18<text:bookmark-end text:name="__DdeLink__79_6111112821"/> --iter_num 0 --view_live_mpe_plo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21:24:46.891655872</meta:creation-date>
    <dc:date>2020-10-21T22:52:30.372229460</dc:date>
    <meta:editing-duration>PT10H24M57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2" meta:paragraph-count="17" meta:word-count="118" meta:character-count="2055" meta:non-whitespace-character-count="1967"/>
  </office:meta>
</office:document-meta>
</file>